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iskFileItem.get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DiskFileItem.setFieldName( String fiel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DiskFileItem.isInMemor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iskFileItem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iskFileItem.getInputStream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iskFileItem.dele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iskFileItem.getOutputStrea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iskFileItem.DiskFileItem( String fieldName , String contentType , boolean isFormField , String fileName , int sizeThreshold , File reposi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iskFileItem.write( File fil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5">
            <text:p text:style-name="Table_20_Contents">5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DiskFileItem.getString( final String char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kFileItem.get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kFileItem.get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kFileItem.getChar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iskFileItem.setFormField( boolean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kFileItem.get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iskFileItem.readObject( ObjectInputStream i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iskFileItem.getUniqueI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iskFileItem.getTempFil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iskFileItem.getField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kFileItem.finaliz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iskFileItem.isForm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kFileItem.writeObject( ObjectOutputStream o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iskFileItem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kFileItem.getStoreLoc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kFileItem.setHeaders( FileItemHeaders pH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kFileItem.getSiz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